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19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82mm" svg:height="90.04mm" svg:x="253.74mm" svg:y="115.89mm">
            <loext:p/>
            <draw:object draw:notify-on-update-of-ranges="Feuille1.E5:Feuille1.E10 Feuille1.F5:Feuille1.F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9mm" svg:height="90.05mm" svg:x="253.82mm" svg:y="213.41mm">
            <loext:p/>
            <draw:object draw:notify-on-update-of-ranges="Feuille1.E5:Feuille1.E10 Feuille1.G5:Feuille1.G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09mm" svg:height="90.04mm" svg:x="247.9mm" svg:y="19.85mm">
            <loext:p/>
            <draw:object draw:notify-on-update-of-ranges="Feuille1.E5:Feuille1.E10 Feuille1.H5:Feuille1.H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tem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" calcext:value-type="float">
            <text:p>9,1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" calcext:value-type="float">
            <text:p>9,2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" calcext:value-type="float">
            <text:p>9,2E-05</text:p>
          </table:table-cell>
          <table:table-cell table:number-columns-repeated="2"/>
          <table:table-cell table:style-name="ce1" office:value-type="string" calcext:value-type="string">
            <text:p>insertion_sort</text:p>
          </table:table-cell>
          <table:table-cell table:style-name="ce1" office:value-type="string" calcext:value-type="string">
            <text:p>mergesort</text:p>
          </table:table-cell>
          <table:table-cell table:style-name="ce1" office:value-type="string" calcext:value-type="string">
            <text:p>stdsort</text:p>
          </table:table-cell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" calcext:value-type="float">
            <text:p>9,5E-0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C2:.C11])" office:value-type="float" office:value="0.0001244" calcext:value-type="float">
            <text:p>0,0001244</text:p>
          </table:table-cell>
          <table:table-cell table:formula="of:=AVERAGE([.C12:.C21])" office:value-type="float" office:value="0.0001558" calcext:value-type="float">
            <text:p>0,0001558</text:p>
          </table:table-cell>
          <table:table-cell table:formula="of:=AVERAGE([.C22:.C31])" office:value-type="float" office:value="0.0000635" calcext:value-type="float">
            <text:p>6,35E-05</text:p>
          </table:table-cell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" calcext:value-type="float">
            <text:p>9,8E-05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AVERAGE([.C32:.C41])" office:value-type="float" office:value="0.001328" calcext:value-type="float">
            <text:p>0,001328</text:p>
          </table:table-cell>
          <table:table-cell table:formula="of:=AVERAGE([.C42:.C51])" office:value-type="float" office:value="0.0008094" calcext:value-type="float">
            <text:p>0,0008094</text:p>
          </table:table-cell>
          <table:table-cell table:formula="of:=AVERAGE([.C52:.C61])" office:value-type="float" office:value="0.000359" calcext:value-type="float">
            <text:p>0,000359</text:p>
          </table:table-cell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" calcext:value-type="float">
            <text:p>0,000112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.C62:.C71])" office:value-type="float" office:value="0.0073468" calcext:value-type="float">
            <text:p>0,0073468</text:p>
          </table:table-cell>
          <table:table-cell table:formula="of:=AVERAGE([.C72:.C81])" office:value-type="float" office:value="0.0017797" calcext:value-type="float">
            <text:p>0,0017797</text:p>
          </table:table-cell>
          <table:table-cell table:formula="of:=AVERAGE([.C82:.C91])" office:value-type="float" office:value="0.0007231" calcext:value-type="float">
            <text:p>0,0007231</text:p>
          </table:table-cell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" calcext:value-type="float">
            <text:p>0,000147</text:p>
          </table:table-cell>
          <table:table-cell/>
          <table:table-cell office:value-type="float" office:value="50000" calcext:value-type="float">
            <text:p>50000</text:p>
          </table:table-cell>
          <table:table-cell table:formula="of:=AVERAGE([.C92:.C101])" office:value-type="float" office:value="0.1606561" calcext:value-type="float">
            <text:p>0,1606561</text:p>
          </table:table-cell>
          <table:table-cell table:formula="of:=AVERAGE([.C102:.C111])" office:value-type="float" office:value="0.0066132" calcext:value-type="float">
            <text:p>0,0066132</text:p>
          </table:table-cell>
          <table:table-cell table:formula="of:=AVERAGE([.C112:.C121])" office:value-type="float" office:value="0.0035104" calcext:value-type="float">
            <text:p>0,0035104</text:p>
          </table:table-cell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" calcext:value-type="float">
            <text:p>0,000157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AVERAGE([.C122:.C131])" office:value-type="float" office:value="0.6899887" calcext:value-type="float">
            <text:p>0,6899887</text:p>
          </table:table-cell>
          <table:table-cell table:formula="of:=AVERAGE([.C132:.C141])" office:value-type="float" office:value="0.0110068" calcext:value-type="float">
            <text:p>0,0110068</text:p>
          </table:table-cell>
          <table:table-cell table:formula="of:=AVERAGE([.C142:.C151])" office:value-type="float" office:value="0.0059403" calcext:value-type="float">
            <text:p>0,0059403</text:p>
          </table:table-cell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" calcext:value-type="float">
            <text:p>0,000159</text:p>
          </table:table-cell>
          <table:table-cell/>
          <table:table-cell office:value-type="float" office:value="500000" calcext:value-type="float">
            <text:p>500000</text:p>
          </table:table-cell>
          <table:table-cell table:formula="of:=AVERAGE([.C152:.C161])" office:value-type="float" office:value="19.0629255" calcext:value-type="float">
            <text:p>19,0629255</text:p>
          </table:table-cell>
          <table:table-cell table:formula="of:=AVERAGE([.C162:.C171])" office:value-type="float" office:value="0.0584806" calcext:value-type="float">
            <text:p>0,0584806</text:p>
          </table:table-cell>
          <table:table-cell table:formula="of:=AVERAGE([.C172:.C181])" office:value-type="float" office:value="0.030853" calcext:value-type="float">
            <text:p>0,030853</text:p>
          </table:table-cell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" calcext:value-type="float">
            <text:p>0,000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" calcext:value-type="float">
            <text:p>0,000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" calcext:value-type="float">
            <text:p>0,000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" calcext:value-type="float">
            <text:p>0,000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" calcext:value-type="float">
            <text:p>0,00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2" calcext:value-type="float">
            <text:p>0,00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4" calcext:value-type="float">
            <text:p>0,000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" calcext:value-type="float">
            <text:p>0,000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" calcext:value-type="float">
            <text:p>0,000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1" calcext:value-type="float">
            <text:p>0,000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3" calcext:value-type="float">
            <text:p>0,000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" calcext:value-type="float">
            <text:p>3,4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" calcext:value-type="float">
            <text:p>4,1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" calcext:value-type="float">
            <text:p>4,2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" calcext:value-type="float">
            <text:p>5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" calcext:value-type="float">
            <text:p>6,5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" calcext:value-type="float">
            <text:p>7,5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" calcext:value-type="float">
            <text:p>7,9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" calcext:value-type="float">
            <text:p>7,9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" calcext:value-type="float">
            <text:p>8,4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" calcext:value-type="float">
            <text:p>8,6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98" calcext:value-type="float">
            <text:p>0,0010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2" calcext:value-type="float">
            <text:p>0,001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6" calcext:value-type="float">
            <text:p>0,001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7" calcext:value-type="float">
            <text:p>0,001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32" calcext:value-type="float">
            <text:p>0,001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48" calcext:value-type="float">
            <text:p>0,001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36" calcext:value-type="float">
            <text:p>0,0013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6" calcext:value-type="float">
            <text:p>0,0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49" calcext:value-type="float">
            <text:p>0,0015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2012" calcext:value-type="float">
            <text:p>0,002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6" calcext:value-type="float">
            <text:p>0,000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9" calcext:value-type="float">
            <text:p>0,000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6" calcext:value-type="float">
            <text:p>0,000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8" calcext:value-type="float">
            <text:p>0,000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86" calcext:value-type="float">
            <text:p>0,0006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1" calcext:value-type="float">
            <text:p>0,000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3" calcext:value-type="float">
            <text:p>0,000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3" calcext:value-type="float">
            <text:p>0,000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6" calcext:value-type="float">
            <text:p>0,001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76" calcext:value-type="float">
            <text:p>0,001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6" calcext:value-type="float">
            <text:p>0,000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8" calcext:value-type="float">
            <text:p>0,000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1" calcext:value-type="float">
            <text:p>0,000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3" calcext:value-type="float">
            <text:p>0,0002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" calcext:value-type="float">
            <text:p>0,00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9" calcext:value-type="float">
            <text:p>0,000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4" calcext:value-type="float">
            <text:p>0,000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2" calcext:value-type="float">
            <text:p>0,000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2" calcext:value-type="float">
            <text:p>0,000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5" calcext:value-type="float">
            <text:p>0,0006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136" calcext:value-type="float">
            <text:p>0,005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244" calcext:value-type="float">
            <text:p>0,005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6197" calcext:value-type="float">
            <text:p>0,006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6815" calcext:value-type="float">
            <text:p>0,006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7335" calcext:value-type="float">
            <text:p>0,007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8147" calcext:value-type="float">
            <text:p>0,008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8348" calcext:value-type="float">
            <text:p>0,008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8394" calcext:value-type="float">
            <text:p>0,008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8814" calcext:value-type="float">
            <text:p>0,0088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9038" calcext:value-type="float">
            <text:p>0,009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1" calcext:value-type="float">
            <text:p>0,001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9" calcext:value-type="float">
            <text:p>0,0013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6" calcext:value-type="float">
            <text:p>0,001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7" calcext:value-type="float">
            <text:p>0,0013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3" calcext:value-type="float">
            <text:p>0,0013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27" calcext:value-type="float">
            <text:p>0,001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" calcext:value-type="float">
            <text:p>0,0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42" calcext:value-type="float">
            <text:p>0,002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77" calcext:value-type="float">
            <text:p>0,0026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95" calcext:value-type="float">
            <text:p>0,0027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6" calcext:value-type="float">
            <text:p>0,000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6" calcext:value-type="float">
            <text:p>0,0005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" calcext:value-type="float">
            <text:p>0,00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8" calcext:value-type="float">
            <text:p>0,00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89" calcext:value-type="float">
            <text:p>0,000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" calcext:value-type="float">
            <text:p>0,00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2" calcext:value-type="float">
            <text:p>0,000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1" calcext:value-type="float">
            <text:p>0,000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54" calcext:value-type="float">
            <text:p>0,0009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13" calcext:value-type="float">
            <text:p>0,001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3455" calcext:value-type="float">
            <text:p>0,153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4043" calcext:value-type="float">
            <text:p>0,1540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4268" calcext:value-type="float">
            <text:p>0,154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4691" calcext:value-type="float">
            <text:p>0,154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681" calcext:value-type="float">
            <text:p>0,15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835" calcext:value-type="float">
            <text:p>0,15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63761" calcext:value-type="float">
            <text:p>0,163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66544" calcext:value-type="float">
            <text:p>0,166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71463" calcext:value-type="float">
            <text:p>0,171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73176" calcext:value-type="float">
            <text:p>0,173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5372" calcext:value-type="float">
            <text:p>0,005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551" calcext:value-type="float">
            <text:p>0,00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6168" calcext:value-type="float">
            <text:p>0,006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6184" calcext:value-type="float">
            <text:p>0,006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6553" calcext:value-type="float">
            <text:p>0,0065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661" calcext:value-type="float">
            <text:p>0,00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6779" calcext:value-type="float">
            <text:p>0,0067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7056" calcext:value-type="float">
            <text:p>0,007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7924" calcext:value-type="float">
            <text:p>0,007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7976" calcext:value-type="float">
            <text:p>0,007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2792" calcext:value-type="float">
            <text:p>0,002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2983" calcext:value-type="float">
            <text:p>0,0029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3062" calcext:value-type="float">
            <text:p>0,003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3101" calcext:value-type="float">
            <text:p>0,003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3128" calcext:value-type="float">
            <text:p>0,003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3318" calcext:value-type="float">
            <text:p>0,003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3544" calcext:value-type="float">
            <text:p>0,00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3694" calcext:value-type="float">
            <text:p>0,003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4569" calcext:value-type="float">
            <text:p>0,004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4913" calcext:value-type="float">
            <text:p>0,004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72093" calcext:value-type="float">
            <text:p>0,672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73394" calcext:value-type="float">
            <text:p>0,673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78374" calcext:value-type="float">
            <text:p>0,6783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79695" calcext:value-type="float">
            <text:p>0,679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82586" calcext:value-type="float">
            <text:p>0,682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87585" calcext:value-type="float">
            <text:p>0,687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92246" calcext:value-type="float">
            <text:p>0,6922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98528" calcext:value-type="float">
            <text:p>0,698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10353" calcext:value-type="float">
            <text:p>0,7103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25033" calcext:value-type="float">
            <text:p>0,7250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0709" calcext:value-type="float">
            <text:p>0,010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0773" calcext:value-type="float">
            <text:p>0,0107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0779" calcext:value-type="float">
            <text:p>0,0107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0827" calcext:value-type="float">
            <text:p>0,0108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0842" calcext:value-type="float">
            <text:p>0,010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0849" calcext:value-type="float">
            <text:p>0,010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0886" calcext:value-type="float">
            <text:p>0,0108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113" calcext:value-type="float">
            <text:p>0,01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1322" calcext:value-type="float">
            <text:p>0,011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1951" calcext:value-type="float">
            <text:p>0,0119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5471" calcext:value-type="float">
            <text:p>0,0054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5555" calcext:value-type="float">
            <text:p>0,005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5556" calcext:value-type="float">
            <text:p>0,005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5691" calcext:value-type="float">
            <text:p>0,005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6069" calcext:value-type="float">
            <text:p>0,006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6162" calcext:value-type="float">
            <text:p>0,006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6196" calcext:value-type="float">
            <text:p>0,006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622" calcext:value-type="float">
            <text:p>0,00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6222" calcext:value-type="float">
            <text:p>0,006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6261" calcext:value-type="float">
            <text:p>0,0062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.359914" calcext:value-type="float">
            <text:p>18,3599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.407639" calcext:value-type="float">
            <text:p>18,407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.419463" calcext:value-type="float">
            <text:p>18,419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.663619" calcext:value-type="float">
            <text:p>18,663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.716229" calcext:value-type="float">
            <text:p>18,7162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.755905" calcext:value-type="float">
            <text:p>18,7559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.919877" calcext:value-type="float">
            <text:p>18,9198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9.793486" calcext:value-type="float">
            <text:p>19,793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9.850894" calcext:value-type="float">
            <text:p>19,850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.742229" calcext:value-type="float">
            <text:p>20,7422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7231" calcext:value-type="float">
            <text:p>0,057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7478" calcext:value-type="float">
            <text:p>0,057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7729" calcext:value-type="float">
            <text:p>0,0577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8033" calcext:value-type="float">
            <text:p>0,0580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8539" calcext:value-type="float">
            <text:p>0,058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8764" calcext:value-type="float">
            <text:p>0,0587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8865" calcext:value-type="float">
            <text:p>0,058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894" calcext:value-type="float">
            <text:p>0,05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9427" calcext:value-type="float">
            <text:p>0,059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98" calcext:value-type="float">
            <text:p>0,0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29525" calcext:value-type="float">
            <text:p>0,029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2965" calcext:value-type="float">
            <text:p>0,02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29879" calcext:value-type="float">
            <text:p>0,0298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30254" calcext:value-type="float">
            <text:p>0,03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3061" calcext:value-type="float">
            <text:p>0,030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3063" calcext:value-type="float">
            <text:p>0,030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31203" calcext:value-type="float">
            <text:p>0,031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31828" calcext:value-type="float">
            <text:p>0,031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32378" calcext:value-type="float">
            <text:p>0,032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32573" calcext:value-type="float">
            <text:p>0,032573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Feuille1.A1:Feuille1.C18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7:23:51.486774171</meta:creation-date>
    <dc:date>2018-01-16T18:15:20.866689690</dc:date>
    <meta:editing-duration>PT8M48S</meta:editing-duration>
    <meta:editing-cycles>2</meta:editing-cycles>
    <meta:generator>LibreOffice/5.3.7.2.0$Linux_X86_64 LibreOffice_project/30$Build-2</meta:generator>
    <meta:document-statistic meta:table-count="1" meta:cell-count="5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scatter" chart:style-name="ch1">
        <chart:title svg:x="4.561cm" svg:y="0.315cm" chart:style-name="ch2">
          <text:p>Test de puissance - Insertion Sort</text:p>
        </chart:title>
        <chart:plot-area chart:style-name="ch3" table:cell-range-address="Feuille1.E5:Feuille1.F10" svg:x="1.278cm" svg:y="1.196cm" svg:width="14.386cm" svg:height="6.7cm">
          <chartooo:coordinate-region svg:x="2.561cm" svg:y="1.356cm" svg:width="12.453cm" svg:height="5.972cm"/>
          <chart:axis chart:dimension="x" chart:name="primary-x" chart:style-name="ch4">
            <chart:title svg:x="7.183cm" svg:y="8.076cm" chart:style-name="ch5">
              <text:p>Taille exemplaire</text:p>
            </chart:title>
          </chart:axis>
          <chart:axis chart:dimension="y" chart:name="primary-y" chart:style-name="ch4">
            <chart:title svg:x="0.451cm" svg:y="5.304cm" chart:style-name="ch6">
              <text:p>Temps (s)</text:p>
            </chart:title>
            <chart:grid chart:style-name="ch7" chart:class="major"/>
          </chart:axis>
          <chart:series chart:style-name="ch8" chart:values-cell-range-address="Feuille1.F5:Feuille1.F10" chart:class="chart:scatter">
            <chart:domain table:cell-range-address="Feuille1.E5:Feuille1.E10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E5:Feuille1.E10</svg:desc>
                </draw:g>
              </table:table-cell>
              <table:table-cell office:value-type="float" office:value="0.0001244">
                <text:p>0.0001244</text:p>
                <draw:g>
                  <svg:desc>Feuille1.F5:Feuille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1328">
                <text:p>0.001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73468">
                <text:p>0.0073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1606561">
                <text:p>0.1606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6899887">
                <text:p>0.6899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9.0629255">
                <text:p>19.0629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scatter" chart:style-name="ch1">
        <chart:title svg:x="4.813cm" svg:y="0.315cm" chart:style-name="ch2">
          <text:p>Test de puissance - Merge Sort</text:p>
        </chart:title>
        <chart:plot-area chart:style-name="ch3" table:cell-range-address="Feuille1.E5:Feuille1.E10 Feuille1.G5:Feuille1.G10" svg:x="1.279cm" svg:y="1.196cm" svg:width="14.411cm" svg:height="6.701cm">
          <chartooo:coordinate-region svg:x="2.562cm" svg:y="1.357cm" svg:width="12.478cm" svg:height="5.972cm"/>
          <chart:axis chart:dimension="x" chart:name="primary-x" chart:style-name="ch4">
            <chart:title svg:x="7.196cm" svg:y="8.077cm" chart:style-name="ch5">
              <text:p>Taille exemplaire</text:p>
            </chart:title>
          </chart:axis>
          <chart:axis chart:dimension="y" chart:name="primary-y" chart:style-name="ch4">
            <chart:title svg:x="0.451cm" svg:y="5.304cm" chart:style-name="ch6">
              <text:p>Temps (s)</text:p>
            </chart:title>
            <chart:grid chart:style-name="ch7" chart:class="major"/>
          </chart:axis>
          <chart:series chart:style-name="ch8" chart:values-cell-range-address="Feuille1.G5:Feuille1.G10" chart:class="chart:scatter">
            <chart:domain table:cell-range-address="Feuille1.E5:Feuille1.E10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E5:Feuille1.E10</svg:desc>
                </draw:g>
              </table:table-cell>
              <table:table-cell office:value-type="float" office:value="0.0001558">
                <text:p>0.0001558</text:p>
                <draw:g>
                  <svg:desc>Feuille1.G5:Feuille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8094">
                <text:p>0.0008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17797">
                <text:p>0.0017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0066132">
                <text:p>0.0066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110068">
                <text:p>0.0110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0.0584806">
                <text:p>0.0584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title svg:x="5.091cm" svg:y="0.315cm" chart:style-name="ch2">
          <text:p>Test de puissance - std::sort</text:p>
        </chart:title>
        <chart:plot-area chart:style-name="ch3" table:cell-range-address="Feuille1.E5:Feuille1.E10 Feuille1.H5:Feuille1.H10" svg:x="1.279cm" svg:y="1.196cm" svg:width="14.411cm" svg:height="6.7cm">
          <chartooo:coordinate-region svg:x="2.562cm" svg:y="1.357cm" svg:width="12.478cm" svg:height="5.972cm"/>
          <chart:axis chart:dimension="x" chart:name="primary-x" chart:style-name="ch4">
            <chart:title svg:x="7.196cm" svg:y="8.076cm" chart:style-name="ch5">
              <text:p>Taille exemplaire</text:p>
            </chart:title>
          </chart:axis>
          <chart:axis chart:dimension="y" chart:name="primary-y" chart:style-name="ch4">
            <chart:title svg:x="0.451cm" svg:y="5.304cm" chart:style-name="ch6">
              <text:p>Temps (s)</text:p>
            </chart:title>
            <chart:grid chart:style-name="ch7" chart:class="major"/>
          </chart:axis>
          <chart:series chart:style-name="ch8" chart:values-cell-range-address="Feuille1.H5:Feuille1.H10" chart:class="chart:scatter">
            <chart:domain table:cell-range-address="Feuille1.E5:Feuille1.E10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E5:Feuille1.E10</svg:desc>
                </draw:g>
              </table:table-cell>
              <table:table-cell office:value-type="float" office:value="0.0000635">
                <text:p>0.0000635</text:p>
                <draw:g>
                  <svg:desc>Feuille1.H5:Feuille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359">
                <text:p>0.000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7231">
                <text:p>0.0007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0035104">
                <text:p>0.0035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59403">
                <text:p>0.0059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0.030853">
                <text:p>0.0308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